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list-style-name="">
      <style:paragraph-properties fo:line-height="115%" style:writing-mode="lr-tb"/>
      <style:text-properties fo:color="#000000" style:font-name="Arial" fo:font-size="10pt" style:font-name-asian="Arial1" style:font-name-complex="Arial1"/>
    </style:style>
    <style:style style:name="P3" style:family="paragraph" style:parent-style-name="Standard" style:list-style-name="">
      <style:paragraph-properties fo:line-height="115%" style:writing-mode="lr-tb"/>
      <style:text-properties fo:color="#000000" style:font-name="Arial" fo:font-size="10pt" style:font-size-asian="10pt" style:font-size-complex="10pt"/>
    </style:style>
    <style:style style:name="P4" style:family="paragraph" style:parent-style-name="Standard" style:list-style-name="">
      <style:paragraph-properties fo:line-height="115%" style:writing-mode="lr-tb"/>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Arial" fo:font-size="10pt" style:font-name-asian="Arial1" style:font-name-complex="Arial1"/>
    </style:style>
    <style:style style:name="T4" style:family="text">
      <style:text-properties fo:color="#000000" style:font-name="Arial" fo:font-size="10pt" fo:font-style="italic" style:font-name-asian="Arial1" style:font-style-asian="italic" style:font-name-complex="Arial1" style:font-style-complex="italic"/>
    </style:style>
    <style:style style:name="T5" style:family="text">
      <style:text-properties fo:color="#000000" style:font-name="Arial" fo:font-size="10pt" fo:font-style="normal" style:font-name-asian="Arial1" style:font-style-asian="normal" style:font-name-complex="Arial1"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thods not tools</text:p>
      <text:p text:style-name="Standard"/>
      <text:p text:style-name="P3">Architects are typically consumers of software as products, rather than users of software as technology and the relationship between computers and architecture can often be fractious - viewed with either complete suspicion or total devotion. In either case the role <text:s/>of the computer is often seen in the same way – a tool to supplement an pre-existing design process rather than to fundamentally change it . </text:p>
      <text:p text:style-name="P4"/>
      <text:p text:style-name="P4"><text:span text:style-name="T3">how can we develop a critical approaches to computational methods can inform a practice of architecture that is defined </text:span><text:span text:style-name="T4">by</text:span><text:span text:style-name="T3"> computational methods, rather than simply com</text:span><text:bookmark text:name="__UnoMark__650_189417540"/><text:span text:style-name="T3">posed </text:span><text:span text:style-name="T4">of</text:span><text:span text:style-name="T3"> computational methods. <text:s/></text:span><text:span text:style-name="T5">The use of computers is often restricted due to the high entry requirements in terms of cost and specialist skill. By reconfiguring what software and hardware represents, the 'user/ designer' of this new form of computer, no longer constrained, is able to create, maintain and modify their own 'machine'. This is also then <text:s/>a means of technological resilience – the purpose, portability and functionality of this method are determined by the user and not other forces [i.e. software designers or hardware manufacturers] and the 'science' of computational technology can be appropriated separately from its physical manifestation.</text:span></text:p>
      <text:p text:style-name="Standard"/>
      <text:p text:style-name="P1">some definitions</text:p>
      <text:p text:style-name="P1"/>
      <text:p text:style-name="P1">tools – for completing a predetermined task</text:p>
      <text:p text:style-name="P1"/>
      <text:p text:style-name="P1">better tools – that allow the same task to be completed more 'efficiently' [eg. More quickly, accurately, with less waste]. But this does not fundamentally change the task</text:p>
      <text:p text:style-name="P1"/>
      <text:p text:style-name="P1">techniques – a way of using a tool for a given task</text:p>
      <text:p text:style-name="P1"/>
      <text:p text:style-name="P1">method – a process that is designed in concert with the purpose of the task</text:p>
      <text:p text:style-name="P1"/>
      <text:p text:style-name="P1">example</text:p>
      <text:p text:style-name="Standard"/>
      <text:p text:style-name="Standard">Carpentry – the task, let's say is shaping wood into furniture. The tools – chisel, saw, plane etc – can be of different shapes, types and sizes, to best suit the sub elements of the task [to shape the wood]. 'Better' <text:s/>tools [or even better ways of making tools] have, over time, contributed to changes in the types and quantities of wooden furniture made [there are links here to ideas of craft and knowledge as well]. Industrialisation and mass production of wooden furniture has changed the tools and techniques [and the owners and operators of them], but it has not changed the task – shaping wood into furniture. The manufacturing processes change the scale of production, sale and consumption, but not the task. </text:p>
      <text:p text:style-name="Standard">The thing that can change the task, in terms of the mass production of wooden furniture, is the arrival of low cost CNC [Computer Numerical Control] routers. On the surface, these machines appear to be a 'democratising' of large scale manufacturing technology, and in a way this is true. But there is something more. The cost of these machines is not driven by a philanthropic desire on the part on their fabricators to broaden participation in manufacturing. The machines are cheap because their functionality is more limited. These are not machines from which you can 'whittle' a antique-looking sideboard. Instead, different sheet materials are used – plywood, for example – and different visual styles are developed <text:s/>- exposed edges, laminated finishes. The design of the furniture has been altered by the arrival of this new tool – the cheap CNC router.</text:p>
      <text:p text:style-name="Standard">Although this is an interesting development to observe, it still does not form a fundamental shift away from the original definition of the task - shaping wood into furniture. The cheap CNC router is more than a better tool – it is clear that it is changing the <text:span text:style-name="T1">technique – </text:span><text:span text:style-name="T2">but it's use does not constitute a new </text:span><text:span text:style-name="T1">method. </text:span><text:span text:style-name="T2">These machines themselves are typically driven from very simple 2D [digital] drawings, in a way that simplifies the technique and allows a wide range of users, but also somehow isolates the </text:span><text:span text:style-name="T1">tool</text:span><text:span text:style-name="T2"> for the </text:span><text:span text:style-name="T1">method</text:span><text:span text:style-name="T2">.</text:span><text:span text:style-name="T1"> </text:span><text:span text:style-name="T2">[Here, we could talk about the correctness of the definition of the method, but I have deliberately chosen something very simple in order to be illustrative, rather than </text:span><text:soft-page-break/><text:span text:style-name="T2">pejorative]. It is interesting to, perhaps, to consider what a </text:span><text:span text:style-name="T1">method </text:span><text:span text:style-name="T2">of</text:span><text:span text:style-name="T1"> computationally</text:span><text:span text:style-name="T2"> driven furniture design could be <text:s/>- one perhaps where the deployment of the technology is inherent in all aspects of the process, design, fabricate, assemble, disassemble, re-use, recombine etc....</text:span></text:p>
      <text:p text:style-name="Standard"><text:span text:style-name="T2"/></text:p>
      <text:p text:style-name="Standard"><text:span text:style-name="T2">This [very short and simplistic] example is also relevant to other types of new technology commonly seen in fab labs - 3D printing for example. It is also relevant when discussing the use of computational technology in architectural design. </text:span></text:p>
      <text:p text:style-name="Standard"/>
      <text:p text:style-name="P1"><text:span text:style-name="T2">discrete computing [von neuman] – parallel computing [say, cellular automata, or ANNs?]</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 l</meta:initial-creator>
    <meta:creation-date>2013-01-06T11:57:37.72</meta:creation-date>
    <dc:date>2013-01-06T12:47:40.03</dc:date>
    <dc:creator>p l</dc:creator>
    <meta:editing-duration>PT50M5S</meta:editing-duration>
    <meta:editing-cycles>6</meta:editing-cycles>
    <meta:generator>OpenOffice.org/3.4.1$Win32 OpenOffice.org_project/341m1$Build-9593</meta:generator>
    <meta:document-statistic meta:table-count="0" meta:image-count="0" meta:object-count="0" meta:page-count="2" meta:paragraph-count="14" meta:word-count="738" meta:character-count="4510"/>
  </office:meta>
</office:document-meta>
</file>